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2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  <style:text-properties fo:color="#000000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able-cell-properties fo:background-color="#729fcf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&lt;Имя компьютера&gt;\&lt;Имя пользователя&gt; - Служба безопасности запущена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3" office:value-type="string" calcext:value-type="string">
            <text:p>&lt;Имя компьютера&gt;\&lt;Имя пользователя&gt; - Служба безопасности остановлена</text:p>
          </table:table-cell>
          <table:table-cell table:style-name="ce3" office:value-type="float" office:value="1002" calcext:value-type="float">
            <text:p>1002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table:style-name="ce1" office:value-type="string" calcext:value-type="string">
            <text:p>Версия файла настроек: &lt;Номер версии&gt;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Проверка прав: &lt;Функции и правила&gt; - Доступ разрешен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Проверка прав: &lt;Функции и правила&gt; - Отказано в доступе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Обновлена база данных разрешений</text:p>
          </table:table-cell>
          <table:table-cell office:value-type="float" office:value="1006" calcext:value-type="float">
            <text:p>10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лужба безопасности лицензирована. Лицензия постоянная.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Недопустимый интервал времени работы для пользователя: &lt;Имя компьютера&gt;\&lt;Имя пользователя&gt;. Работа запрещена.</text:p>
          </table:table-cell>
          <table:table-cell office:value-type="float" office:value="1011" calcext:value-type="float">
            <text:p>1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ьзователь &lt;Имя компьютера&gt;\&lt;Имя пользователя&gt; в допустимом временном интервале. Работа разрешена.</text:p>
          </table:table-cell>
          <table:table-cell office:value-type="float" office:value="1012" calcext:value-type="float">
            <text:p>1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Изменение пользователя: &lt;Имя пользователя&gt;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Разрешена функция: &lt;Функция&gt;, для группы: &lt;Группа&gt;</text:p>
          </table:table-cell>
          <table:table-cell office:value-type="float" office:value="1014" calcext:value-type="float">
            <text:p>10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а функция: &lt;Функция&gt;, для пользователя: &lt;Имя пользователя&gt;</text:p>
          </table:table-cell>
          <table:table-cell office:value-type="float" office:value="1015" calcext:value-type="float">
            <text:p>10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16" calcext:value-type="float">
            <text:p>1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Разреш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17" calcext:value-type="float">
            <text:p>1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пользователь: &lt;Имя пользователя&gt;, для группы: &lt;Имя группы&gt;</text:p>
          </table:table-cell>
          <table:table-cell table:style-name="ce1" office:value-type="float" office:value="1018" calcext:value-type="float">
            <text:p>101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До блокировки осталось попыток: &lt;Количество попыток&gt;</text:p>
          </table:table-cell>
          <table:table-cell office:value-type="float" office:value="1020" calcext:value-type="float">
            <text:p>10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тентификация пользователя успешна</text:p>
          </table:table-cell>
          <table:table-cell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</text:p>
          </table:table-cell>
          <table:table-cell office:value-type="float" office:value="1022" calcext:value-type="float">
            <text:p>1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Настройка прав доступа запущена. Версия: &lt;Версия продукта (InfinityClientSecurity Manager)&gt;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Настройка прав доступа остановлена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5" office:value-type="string" calcext:value-type="string">
            <text:p>&lt;Имя компьютера&gt; - Автоматическая регистрация пользователя: &lt;Имя пользователя&gt;</text:p>
          </table:table-cell>
          <table:table-cell table:style-name="ce5" office:value-type="float" office:value="1025" calcext:value-type="float">
            <text:p>102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Автоматическая разрегистрация пользователя</text:p>
          </table:table-cell>
          <table:table-cell office:value-type="float" office:value="1026" calcext:value-type="float">
            <text:p>10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пользователь: &lt;Имя пользователя&gt;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Удален пользователь: &lt;Имя пользователя&gt;</text:p>
          </table:table-cell>
          <table:table-cell office:value-type="float" office:value="1028" calcext:value-type="float">
            <text:p>10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 отсутствии активности переход в гостевой режим отменен, для пользователя: &lt;Имя пользователя&gt;</text:p>
          </table:table-cell>
          <table:table-cell office:value-type="float" office:value="1029" calcext:value-type="float">
            <text:p>10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 временной период: &lt;Временной период&gt;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Удален временной период: &lt;Временной период&gt;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Изменены свойства временного периода: &lt;Временной период&gt;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Добавлена группа: &lt;Имя группы&gt;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Удалена группа: &lt;Имя группы&gt;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&lt;Имя компьютера&gt;\&lt;Имя пользователя&gt; - Добавлено приложение: &lt;Приложение&gt;</text:p>
          </table:table-cell>
          <table:table-cell office:value-type="float" office:value="1035" calcext:value-type="float">
            <text:p>10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приложение: &lt;Приложение&gt;</text:p>
          </table:table-cell>
          <table:table-cell office:value-type="float" office:value="1036" calcext:value-type="float">
            <text:p>10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свойство: &lt;Имя свойства&gt; - &lt;Значение свойства&gt;, для приложения: &lt;Название приложения&gt;</text:p>
          </table:table-cell>
          <table:table-cell office:value-type="float" office:value="1037" calcext:value-type="float">
            <text:p>10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а функция: &lt;Функция&gt;, для приложения: &lt;Название приложения&gt;</text:p>
          </table:table-cell>
          <table:table-cell office:value-type="float" office:value="1038" calcext:value-type="float">
            <text:p>10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а функция: &lt;Функция&gt;</text:p>
          </table:table-cell>
          <table:table-cell office:value-type="float" office:value="1039" calcext:value-type="float">
            <text:p>10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свойство: &lt;Название свойства&gt; - &lt;Значение &gt;, для функции: &lt;Название приложения&gt;</text:p>
          </table:table-cell>
          <table:table-cell office:value-type="float" office:value="1040" calcext:value-type="float">
            <text:p>10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Неизвестное имя тега &lt;Тег&gt;</text:p>
          </table:table-cell>
          <table:table-cell office:value-type="float" office:value="1041" calcext:value-type="float">
            <text:p>10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Выполнен переход в гостевой режим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вреждена база данных разрешений. Запустите программу настройки прав доступа.</text:p>
          </table:table-cell>
          <table:table-cell office:value-type="float" office:value="1043" calcext:value-type="float">
            <text:p>10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ервер вызвал команду о смене пользователя: &lt;Имя пользователя&gt;</text:p>
          </table:table-cell>
          <table:table-cell office:value-type="float" office:value="1044" calcext:value-type="float">
            <text:p>10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сохранить базу данных. Нет прав на администрирование InfinityClientSecurity</text:p>
          </table:table-cell>
          <table:table-cell office:value-type="float" office:value="1045" calcext:value-type="float">
            <text:p>1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а функция: &lt;Функция&gt;, для группы: &lt;Имя группы&gt;</text:p>
          </table:table-cell>
          <table:table-cell office:value-type="float" office:value="1046" calcext:value-type="float">
            <text:p>10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а функция: &lt;Функция&gt;, для пользователя: &lt;Имя пользователя&gt;</text:p>
          </table:table-cell>
          <table:table-cell office:value-type="float" office:value="1047" calcext:value-type="float">
            <text:p>104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Не удалось загрузить базу данных по умолчанию. Нет прав на администрирование InfinityClientSecurity</text:p>
          </table:table-cell>
          <table:table-cell table:style-name="ce3" office:value-type="float" office:value="1048" calcext:value-type="float">
            <text:p>1048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table:style-name="ce3" office:value-type="string" calcext:value-type="string">
            <text:p>Не удалось загрузить базу данных по умолчанию. Файл "&lt;Имя и путь файла&gt;" не найден.</text:p>
          </table:table-cell>
          <table:table-cell table:style-name="ce3" office:value-type="float" office:value="1049" calcext:value-type="float">
            <text:p>1049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table:style-name="ce3" office:value-type="string" calcext:value-type="string">
            <text:p>Загрузка базы данных по умолчанию успешно завершена из файла "&lt;Имя и путь файла&gt;"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table:number-columns-repeated="62"/>
          <table:table-cell table:number-columns-repeated="960"/>
        </table:table-row>
        <table:table-row table:style-name="ro1">
          <table:table-cell office:value-type="string" calcext:value-type="string">
            <text:p>Удаление всех пользователей выполняется только на основном или резервном сервере безопасности</text:p>
          </table:table-cell>
          <table:table-cell office:value-type="float" office:value="1051" calcext:value-type="float">
            <text:p>10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Выход из системы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База данных разрешений не обновлена. Версии не совпадают.</text:p>
          </table:table-cell>
          <table:table-cell office:value-type="float" office:value="1053" calcext:value-type="float">
            <text:p>10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а рабочая станция: &lt;IP-адрес&gt;, для группы: &lt;Название группы&gt;</text:p>
          </table:table-cell>
          <table:table-cell office:value-type="float" office:value="1054" calcext:value-type="float">
            <text:p>10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заблокирован, следующая попытка входа возможна через &lt;N&gt; мин. &lt;N&gt; сек.</text:p>
          </table:table-cell>
          <table:table-cell office:value-type="float" office:value="1055" calcext:value-type="float">
            <text:p>10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Общее время работы: &lt;Время работы пользователя&gt;</text:p>
          </table:table-cell>
          <table:table-cell office:value-type="float" office:value="1056" calcext:value-type="float">
            <text:p>10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ата/время начала работы: &lt;Дата и время начала работы пользователя&gt;</text:p>
          </table:table-cell>
          <table:table-cell office:value-type="float" office:value="1057" calcext:value-type="float">
            <text:p>10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а рабочая станция: &lt;IP-адрес&gt;, для группы: &lt;Название группы&gt;</text:p>
          </table:table-cell>
          <table:table-cell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и группы &lt;Название группы&gt; разблокированы.</text:p>
          </table:table-cell>
          <table:table-cell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не найден.</text:p>
          </table:table-cell>
          <table:table-cell office:value-type="float" office:value="1060" calcext:value-type="float">
            <text:p>1060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Попытка входа в систему от имени &lt;Имя пользователя&gt; - Попытка входа в систему от имени &lt;Имя пользователя&gt;. Данный пользователь является текущим.</text:p>
          </table:table-cell>
          <table:table-cell table:style-name="ce7" office:value-type="float" office:value="1061" calcext:value-type="float">
            <text:p>1061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ароль не отвечает требованиям политики безопасности. (&lt;Код ошибки&gt;)</text:p>
          </table:table-cell>
          <table:table-cell office:value-type="float" office:value="1062" calcext:value-type="float">
            <text:p>10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ользователь заблокирован Администратором системы безопасности. Время окончания блокировки не определено</text:p>
          </table:table-cell>
          <table:table-cell office:value-type="float" office:value="1063" calcext:value-type="float">
            <text:p>10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Включена автоблокировка.</text:p>
          </table:table-cell>
          <table:table-cell office:value-type="float" office:value="1064" calcext:value-type="float">
            <text:p>10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ключена блокировка для пользователя: &lt;Имя пользователя&gt;</text:p>
          </table:table-cell>
          <table:table-cell office:value-type="float" office:value="1065" calcext:value-type="float">
            <text:p>10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Отключена блокировка для пользователя: &lt;Имя пользователя&gt;</text:p>
          </table:table-cell>
          <table:table-cell office:value-type="float" office:value="1066" calcext:value-type="float">
            <text:p>10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и группы &lt;Название группы&gt; заблокированы.</text:p>
          </table:table-cell>
          <table:table-cell office:value-type="float" office:value="1067" calcext:value-type="float">
            <text:p>10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8" calcext:value-type="float">
            <text:p>10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9" calcext:value-type="float">
            <text:p>10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0" calcext:value-type="float">
            <text:p>10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1" calcext:value-type="float">
            <text:p>10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2" calcext:value-type="float">
            <text:p>10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3" calcext:value-type="float">
            <text:p>10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Запрещ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4" calcext:value-type="float">
            <text:p>10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5" calcext:value-type="float">
            <text:p>10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Неправильное имя пользователя или пароль. Пользователь заблокирован, следующая попытка входа возможна через &lt;N&gt; мин. &lt;N&gt; сек.</text:p>
          </table:table-cell>
          <table:table-cell office:value-type="float" office:value="1076" calcext:value-type="float">
            <text:p>10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 пользователь: &lt;Имя пользователя&gt;, для группы: &lt;Имя группы&gt;</text:p>
          </table:table-cell>
          <table:table-cell office:value-type="float" office:value="1077" calcext:value-type="float">
            <text:p>107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&lt;Имя компьютера&gt;\&lt;Имя пользователя&gt; - Добавлен временной период: &lt;Название временного периода&gt;, для группы: &lt;Имя группы&gt;</text:p>
          </table:table-cell>
          <table:table-cell table:style-name="ce8" office:value-type="float" office:value="1078" calcext:value-type="float">
            <text:p>1078</text:p>
          </table:table-cell>
          <table:table-cell table:style-name="ce8" table:number-columns-repeated="1022"/>
        </table:table-row>
        <table:table-row table:style-name="ro1">
          <table:table-cell table:style-name="ce8" office:value-type="string" calcext:value-type="string">
            <text:p>&lt;Имя компьютера&gt;\&lt;Имя пользователя&gt; - Удален временной период: &lt;Название временного периода&gt;, для группы: &lt;Имя группы&gt;</text:p>
          </table:table-cell>
          <table:table-cell table:style-name="ce8" office:value-type="float" office:value="1079" calcext:value-type="float">
            <text:p>1079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отменен, для группы: &lt;Имя группы&gt;</text:p>
          </table:table-cell>
          <table:table-cell office:value-type="float" office:value="1080" calcext:value-type="float">
            <text:p>1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через &lt;N&gt; мин., для группы: &lt;Имя группы&gt;</text:p>
          </table:table-cell>
          <table:table-cell office:value-type="float" office:value="1081" calcext:value-type="float">
            <text:p>10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Максимальное время сеанса,мин.: &lt;N&gt;, для группы: &lt;Имя группы&gt;</text:p>
          </table:table-cell>
          <table:table-cell office:value-type="float" office:value="1082" calcext:value-type="float">
            <text:p>10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Отключена разрегистрация при достижении максимального времени сеанса, для группы: &lt;Имя группы&gt;</text:p>
          </table:table-cell>
          <table:table-cell office:value-type="float" office:value="1083" calcext:value-type="float">
            <text:p>10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Количество неудачных попыток входа перед блокировкой: &lt;N&gt;, время блокировки,мин.: &lt;N&gt;, для группы: &lt;Имя группы&gt;</text:p>
          </table:table-cell>
          <table:table-cell office:value-type="float" office:value="1084" calcext:value-type="float">
            <text:p>10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Отключена блокировка при неудачных попытках входа, для группы: &lt;Имя группы&gt;</text:p>
          </table:table-cell>
          <table:table-cell office:value-type="float" office:value="1085" calcext:value-type="float">
            <text:p>10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При отсутствии активности переход в гостевой режим через &lt;N&gt; мин., для пользователя: &lt;Имя пользователя&gt;</text:p>
          </table:table-cell>
          <table:table-cell office:value-type="float" office:value="1086" calcext:value-type="float">
            <text:p>10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Максимальное время сеанса,мин.: &lt;N&gt;, для пользователя: &lt;Имя пользователя&gt;</text:p>
          </table:table-cell>
          <table:table-cell office:value-type="float" office:value="1087" calcext:value-type="float">
            <text:p>10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Удалена группа: &lt;Имя группы&gt;, для пользователя: &lt;Имя пользователя&gt;</text:p>
          </table:table-cell>
          <table:table-cell office:value-type="float" office:value="1088" calcext:value-type="float">
            <text:p>10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Имя компьютера&gt;\&lt;Имя пользователя&gt; - Добавлена группа: &lt;Имя группы&gt;, для пользователя: &lt;Имя пользователя&gt;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Имя компьютера&gt;\&lt;Имя пользователя&gt; - Изменены свойства: Отключена разрегистрация при достижении максимального времени сеанса, для пользователя: &lt;Имя пользователя&gt;</text:p>
          </table:table-cell>
          <table:table-cell office:value-type="float" office:value="1090" calcext:value-type="float">
            <text:p>10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Количество неудачных попыток входа перед блокировкой: &lt;N&gt;, время блокировки,мин.: &lt;N&gt;, для пользователя: &lt;Имя пользователя&gt;</text:p>
          </table:table-cell>
          <table:table-cell office:value-type="float" office:value="1091" calcext:value-type="float">
            <text:p>10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я компьютера&gt;\&lt;Имя пользователя&gt; - Отключена блокировка при неудачных попытках входа, для пользователя: &lt;Имя пользователя&gt;</text:p>
          </table:table-cell>
          <table:table-cell office:value-type="float" office:value="1092" calcext:value-type="float">
            <text:p>1092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Имя компьютера&gt;\&lt;Имя пользователя&gt; - Добавлен временной период: &lt;Название временного периода&gt;, для пользователя: &lt;Имя пользователя&gt;</text:p>
          </table:table-cell>
          <table:table-cell table:style-name="ce9" office:value-type="float" office:value="1093" calcext:value-type="float">
            <text:p>1093</text:p>
          </table:table-cell>
          <table:table-cell table:style-name="ce9" table:number-columns-repeated="1022"/>
        </table:table-row>
        <table:table-row table:style-name="ro1">
          <table:table-cell table:style-name="ce8" office:value-type="string" calcext:value-type="string">
            <text:p>Имя компьютера&gt;\&lt;Имя пользователя&gt; - Удален временной период: &lt;Название временного периода&gt;, для пользователя: &lt;Имя пользователя&gt;</text:p>
          </table:table-cell>
          <table:table-cell table:style-name="ce8" office:value-type="float" office:value="1094" calcext:value-type="float">
            <text:p>1094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немедленно, для группы: &lt;Имя группы&gt;</text:p>
          </table:table-cell>
          <table:table-cell office:value-type="float" office:value="1095" calcext:value-type="float">
            <text:p>10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после смены пользователя, для группы: &lt;Имя группы&gt;</text:p>
          </table:table-cell>
          <table:table-cell office:value-type="float" office:value="1096" calcext:value-type="float">
            <text:p>10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немедленно, для пользователя: &lt;Имя пользователя&gt;</text:p>
          </table:table-cell>
          <table:table-cell office:value-type="float" office:value="1097" calcext:value-type="float">
            <text:p>10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свойства: Применять настройки после смены пользователя, для пользователя: &lt;Имя пользователя&gt;</text:p>
          </table:table-cell>
          <table:table-cell office:value-type="float" office:value="1098" calcext:value-type="float">
            <text:p>10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Нет прав на администрирование InfinityClientSecurity.</text:p>
          </table:table-cell>
          <table:table-cell office:value-type="float" office:value="1099" calcext:value-type="float">
            <text:p>10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Пользователь не найден.</text:p>
          </table:table-cell>
          <table:table-cell office:value-type="float" office:value="1100" calcext:value-type="float">
            <text:p>1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 в группу &lt;Имя группы&gt;. Группа не найдена.</text:p>
          </table:table-cell>
          <table:table-cell office:value-type="float" office:value="1101" calcext:value-type="float">
            <text:p>1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уже находится в группе &lt;Имя группы&gt;.</text:p>
          </table:table-cell>
          <table:table-cell office:value-type="float" office:value="1102" calcext:value-type="float">
            <text:p>11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Нет прав на администрирование InfinityClientSecurity.</text:p>
          </table:table-cell>
          <table:table-cell office:value-type="float" office:value="1103" calcext:value-type="float">
            <text:p>11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Пользователь не найден.</text:p>
          </table:table-cell>
          <table:table-cell office:value-type="float" office:value="1104" calcext:value-type="float">
            <text:p>11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 из группы &lt;Имя группы&gt;. Группа не найдена.</text:p>
          </table:table-cell>
          <table:table-cell office:value-type="float" office:value="1105" calcext:value-type="float">
            <text:p>11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найден в группе &lt;Имя группы&gt;.</text:p>
          </table:table-cell>
          <table:table-cell office:value-type="float" office:value="1106" calcext:value-type="float">
            <text:p>11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ерсии базы данных разрешений не совпадают.</text:p>
          </table:table-cell>
          <table:table-cell office:value-type="float" office:value="1107" calcext:value-type="float">
            <text:p>11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заблокирован. Работа запрещена.</text:p>
          </table:table-cell>
          <table:table-cell office:value-type="float" office:value="1108" calcext:value-type="float">
            <text:p>11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ие пользователя в группу выполняется только на основном или резервном сервере безопасности.</text:p>
          </table:table-cell>
          <table:table-cell office:value-type="float" office:value="1109" calcext:value-type="float">
            <text:p>11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Время сеанса для пользователя &lt;Имя пользователя&gt; истекло. Работа запрещена.</text:p>
          </table:table-cell>
          <table:table-cell office:value-type="float" office:value="1110" calcext:value-type="float">
            <text:p>11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бавление пользователя выполняется только на основном или резервном сервере безопасности.</text:p>
          </table:table-cell>
          <table:table-cell office:value-type="float" office:value="1111" calcext:value-type="float">
            <text:p>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. Нет прав на администрирование InfinityClientSecurity.</text:p>
          </table:table-cell>
          <table:table-cell office:value-type="float" office:value="1112" calcext:value-type="float">
            <text:p>1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уже существует в базе.</text:p>
          </table:table-cell>
          <table:table-cell office:value-type="float" office:value="1113" calcext:value-type="float">
            <text:p>11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добавлен. Учетная запись не найдена.</text:p>
          </table:table-cell>
          <table:table-cell office:value-type="float" office:value="1114" calcext:value-type="float">
            <text:p>11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ие пользователя из группы выполняется только на основном или резервном сервере безопасности.</text:p>
          </table:table-cell>
          <table:table-cell office:value-type="float" office:value="1115" calcext:value-type="float">
            <text:p>1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Удаление пользователя выполняется только на основном или резервном сервере безопасности.</text:p>
          </table:table-cell>
          <table:table-cell office:value-type="float" office:value="1116" calcext:value-type="float">
            <text:p>11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. Нет прав на администрирование InfinityClientSecurity.</text:p>
          </table:table-cell>
          <table:table-cell office:value-type="float" office:value="1117" calcext:value-type="float">
            <text:p>11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льзователь &lt;Имя пользователя&gt; не удален. Пользователь не найден.</text:p>
          </table:table-cell>
          <table:table-cell office:value-type="float" office:value="1118" calcext:value-type="float">
            <text:p>11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.</text:p>
          </table:table-cell>
          <table:table-cell office:value-type="float" office:value="1119" calcext:value-type="float">
            <text:p>11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До окончания срока действия пароля осталось менее суток.</text:p>
          </table:table-cell>
          <table:table-cell office:value-type="float" office:value="1120" calcext:value-type="float">
            <text:p>1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Подключение к серверу безопасности установлено.</text:p>
          </table:table-cell>
          <table:table-cell office:value-type="float" office:value="1121" calcext:value-type="float">
            <text:p>11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Подключение к серверу безопасности потеряно.</text:p>
          </table:table-cell>
          <table:table-cell office:value-type="float" office:value="1122" calcext:value-type="float">
            <text:p>11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P-адрес&gt; <text:s/>- <text:s/>Не удалось подключиться к серверу безопасности. &lt;Ошибка подключения&gt;.</text:p>
          </table:table-cell>
          <table:table-cell office:value-type="float" office:value="1123" calcext:value-type="float">
            <text:p>1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Попытка входа в систему от имени &lt;Имя пользователя&gt;: Пароль не отвечает требованиям политики паролей</text:p>
          </table:table-cell>
          <table:table-cell office:value-type="float" office:value="1124" calcext:value-type="float">
            <text:p>11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а политика паролей. Необходима перерегистрация</text:p>
          </table:table-cell>
          <table:table-cell office:value-type="float" office:value="1125" calcext:value-type="float">
            <text:p>11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Изменены настройки для политики &lt;Название политики&gt;. Предыдущее значение: &lt;Значение&gt;. Новой значение: &lt;Значение&gt;.</text:p>
          </table:table-cell>
          <table:table-cell office:value-type="float" office:value="1126" calcext:value-type="float">
            <text:p>11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роверка пароля при автоматической регистрации не произведена.</text:p>
          </table:table-cell>
          <table:table-cell office:value-type="float" office:value="1127" calcext:value-type="float">
            <text:p>11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Имя компьютера&gt;\&lt;Имя пользователя&gt; - Попытка изменить политику паролей не удалась. Нет прав на администрирование InfinityClientSecurity.</text:p>
          </table:table-cell>
          <table:table-cell office:value-type="float" office:value="1128" calcext:value-type="float">
            <text:p>1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ы свойства пользователя: &lt;Имя пользователя&gt;.</text:p>
          </table:table-cell>
          <table:table-cell office:value-type="float" office:value="1129" calcext:value-type="float">
            <text:p>1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ы свойства группы: &lt;Название группы&gt;.</text:p>
          </table:table-cell>
          <table:table-cell office:value-type="float" office:value="1130" calcext:value-type="float">
            <text:p>11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мпорт файла "&lt;Путь и название файла&gt;" завершен.</text:p>
          </table:table-cell>
          <table:table-cell office:value-type="float" office:value="1131" calcext:value-type="float">
            <text:p>11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Не удалось импортировать файл "&lt;Путь и название файла&gt;". Файл не найден.</text:p>
          </table:table-cell>
          <table:table-cell table:style-name="ce1" office:value-type="float" office:value="1132" calcext:value-type="float">
            <text:p>11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Попытка загрузить базу данных по умолчанию не удалась. База не найдена.</text:p>
          </table:table-cell>
          <table:table-cell table:style-name="ce1" office:value-type="float" office:value="1133" calcext:value-type="float">
            <text:p>113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Загрузка базы данных по умолчанию успешно завершена.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table:style-name="ce1" office:value-type="string" calcext:value-type="string">
            <text:p>Не удалось импортировать файл "&lt;Путь и название файла&gt;". &lt;Ошибка&gt;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до блокировки осталось попыток: &lt;Количество попыток&gt;</text:p>
          </table:table-cell>
          <table:table-cell office:value-type="float" office:value="1136" calcext:value-type="float">
            <text:p>11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включена автоблокировка.</text:p>
          </table:table-cell>
          <table:table-cell office:value-type="float" office:value="1137" calcext:value-type="float">
            <text:p>11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паролей, пользователь заблокирован, <text:s text:c="7"/>следующая попытка входа возможна через &lt;N&gt; мин. &lt;N&gt; сек.</text:p>
          </table:table-cell>
          <table:table-cell office:value-type="float" office:value="1138" calcext:value-type="float">
            <text:p>11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до блокировки осталось попыток: &lt;Количество попыток&gt;</text:p>
          </table:table-cell>
          <table:table-cell office:value-type="float" office:value="1139" calcext:value-type="float">
            <text:p>11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включена автоблокировка</text:p>
          </table:table-cell>
          <table:table-cell office:value-type="float" office:value="1140" calcext:value-type="float">
            <text:p>11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Срок действия пароля для этой учетной записи истек, пользователь заблокирован, следующая попытка входа возможна через &lt;N&gt; мин. &lt;N&gt; сек.</text:p>
          </table:table-cell>
          <table:table-cell office:value-type="float" office:value="1141" calcext:value-type="float">
            <text:p>11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</text:p>
          </table:table-cell>
          <table:table-cell office:value-type="float" office:value="1142" calcext:value-type="float">
            <text:p>11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До блокировки осталось попыток: &lt;Количество попыток&gt;</text:p>
          </table:table-cell>
          <table:table-cell office:value-type="float" office:value="1143" calcext:value-type="float">
            <text:p>11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Включена автоблокировка</text:p>
          </table:table-cell>
          <table:table-cell office:value-type="float" office:value="1144" calcext:value-type="float">
            <text:p>11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&lt;Сообщение об ошибке&gt; Пользователь заблокирован, следующая попытка входа возможна <text:s text:c="15"/>через &lt;N&gt; мин. &lt;N&gt; сек.</text:p>
          </table:table-cell>
          <table:table-cell office:value-type="float" office:value="1145" calcext:value-type="float">
            <text:p>11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до блокировки осталось попыток: &lt;Количество оставшихся попыток&gt;</text:p>
          </table:table-cell>
          <table:table-cell office:value-type="float" office:value="1146" calcext:value-type="float">
            <text:p>11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включена автоблокировка</text:p>
          </table:table-cell>
          <table:table-cell office:value-type="float" office:value="1147" calcext:value-type="float">
            <text:p>11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входа в систему от имени &lt;Имя пользователя&gt; - Пароль не отвечает требованиям политики безопасности, пользователь заблокирован, следующая попытка входа возможна через &lt;N&gt; мин. &lt;N&gt; сек.</text:p>
          </table:table-cell>
          <table:table-cell office:value-type="float" office:value="1148" calcext:value-type="float">
            <text:p>11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не удалась: Один из параметров не удовлетворяет допустимому интервалу [0-16]</text:p>
          </table:table-cell>
          <table:table-cell office:value-type="float" office:value="1149" calcext:value-type="float">
            <text:p>11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Система клиентской безопасности не настроена, действия пользователей не ограничиваются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Попытка изменить политику паролей Windows не удалась: Один из параметров задан неверно</text:p>
          </table:table-cell>
          <table:table-cell office:value-type="float" office:value="1151" calcext:value-type="float">
            <text:p>11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Windows не удалась: Нет прав на администрирование InfinityClientSecurity</text:p>
          </table:table-cell>
          <table:table-cell office:value-type="float" office:value="1152" calcext:value-type="float">
            <text:p>11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литика паролей Windows изменена</text:p>
          </table:table-cell>
          <table:table-cell office:value-type="float" office:value="1153" calcext:value-type="float">
            <text:p>11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Windows не удалась: Компьютер находится в домене</text:p>
          </table:table-cell>
          <table:table-cell office:value-type="float" office:value="1154" calcext:value-type="float">
            <text:p>1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пытка изменить политику паролей не удалась: Компьютер находится в домене</text:p>
          </table:table-cell>
          <table:table-cell office:value-type="float" office:value="1155" calcext:value-type="float">
            <text:p>11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удалить пользователей. Нет прав на администрирование InfinityClientSecurity</text:p>
          </table:table-cell>
          <table:table-cell office:value-type="float" office:value="1156" calcext:value-type="float">
            <text:p>11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В сохранении конфигурации отказано. Необходимо назначить права администрирования InfinityClientSecurity по меньшей мере одному из пользователей системы безопасности</text:p>
          </table:table-cell>
          <table:table-cell office:value-type="float" office:value="1157" calcext:value-type="float">
            <text:p>11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зменение прав пользователя выполняется только на основном или резервном сервере безопасности</text:p>
          </table:table-cell>
          <table:table-cell office:value-type="float" office:value="1158" calcext:value-type="float">
            <text:p>11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изменить права пользователя. Нет прав на администрирование InfinityClientSecurity</text:p>
          </table:table-cell>
          <table:table-cell office:value-type="float" office:value="1159" calcext:value-type="float">
            <text:p>11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&lt;Имя компьютера&gt;\&lt;Имя пользователя&gt; - База данных сохранена</text:p>
          </table:table-cell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1"/>
          <table:table-cell table:number-columns-repeated="960"/>
        </table:table-row>
        <table:table-row table:style-name="ro1">
          <table:table-cell office:value-type="string" calcext:value-type="string">
            <text:p>Изменение блокировки пользователя выполняется только на основном или резервном сервере безопасности.</text:p>
          </table:table-cell>
          <table:table-cell office:value-type="float" office:value="1161" calcext:value-type="float">
            <text:p>11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е удалось изменить блокировку пользователя. Нет прав на администрирование InfinityClientSecurity</text:p>
          </table:table-cell>
          <table:table-cell office:value-type="float" office:value="1162" calcext:value-type="float">
            <text:p>11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 выключен для функции: &lt;Название функции&gt;, для группы: &lt;Имя группы&gt;</text:p>
          </table:table-cell>
          <table:table-cell office:value-type="float" office:value="1163" calcext:value-type="float">
            <text:p>11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 включен для функции: &lt;Название функции&gt;, для группы: &lt;Имя группы&gt;</text:p>
          </table:table-cell>
          <table:table-cell office:value-type="float" office:value="1164" calcext:value-type="float">
            <text:p>11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 выключен для функции: &lt;Название функции&gt;, для пользователя: &lt;Имя пользователя&gt;</text:p>
          </table:table-cell>
          <table:table-cell office:value-type="float" office:value="1165" calcext:value-type="float">
            <text:p>11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удит включен для функции: &lt;Название функции&gt;, для пользователя: &lt;Имя пользователя&gt;</text:p>
          </table:table-cell>
          <table:table-cell office:value-type="float" office:value="1166" calcext:value-type="float">
            <text:p>1166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SUM([.C1:.C162])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.00.0000</text:date>, <text:time style:data-style-name="N2" text:time-value="11:25:33.946299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1T12:02:53.069433673</dc:date>
    <meta:editing-duration>PT8H11M54S</meta:editing-duration>
    <meta:editing-cycles>21</meta:editing-cycles>
    <meta:generator>LibreOffice/6.4.6.2$Linux_X86_64 LibreOffice_project/40$Build-2</meta:generator>
    <meta:document-statistic meta:table-count="1" meta:cell-count="351" meta:object-count="0"/>
  </office:meta>
</office:document-meta>
</file>